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image/png" manifest:full-path="Pictures/10000000000003200000025819812F21.png"/>
  <manifest:file-entry manifest:media-type="image/png" manifest:full-path="Pictures/100000000000032000000258BA87508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ffff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8.538cm"/>
    </style:style>
    <style:style style:name="pr2" style:family="presentation" style:parent-style-name="lyt-bluelinesgrad-title">
      <style:graphic-properties fo:min-height="3.25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outline1">
      <style:graphic-properties fo:min-height="11.408cm"/>
    </style:style>
    <style:style style:name="pr5" style:family="presentation" style:parent-style-name="lyt-bluelinesgrad-outline1">
      <style:graphic-properties fo:min-height="9.986cm"/>
    </style:style>
    <style:style style:name="pr6" style:family="presentation" style:parent-style-name="lyt-bluelinesgrad-title">
      <style:graphic-properties draw:fill-color="#ffffff" fo:min-height="3.256cm"/>
    </style:style>
    <style:style style:name="pr7" style:family="presentation" style:parent-style-name="lyt-bluelinesgrad-outline1">
      <style:graphic-properties draw:fill-color="#ffffff" fo:min-height="9.486cm"/>
    </style:style>
    <style:style style:name="pr8" style:family="presentation" style:parent-style-name="lyt-bluelinesgrad-outline1">
      <style:graphic-properties draw:fill-color="#ffffff" fo:min-height="11.486cm"/>
    </style:style>
    <style:style style:name="pr9" style:family="presentation" style:parent-style-name="lyt-bluelinesgrad-outline1">
      <style:graphic-properties draw:fill-color="#ffffff" fo:min-height="10.486cm"/>
    </style:style>
    <style:style style:name="pr10" style:family="presentation" style:parent-style-name="lyt-bluelinesgrad-outline1">
      <style:graphic-properties draw:fill-color="#ffffff" fo:min-height="9.986cm"/>
    </style:style>
    <style:style style:name="pr11" style:family="presentation" style:parent-style-name="lyt-bluelinesgrad-title">
      <style:graphic-properties draw:fill-color="#ffffff" draw:auto-grow-height="true" fo:min-height="3.507cm"/>
    </style:style>
    <style:style style:name="pr12" style:family="presentation" style:parent-style-name="lyt-bluelinesgrad-outline1" style:list-style-name="L9">
      <style:graphic-properties draw:fill-color="#ffffff" draw:auto-grow-height="true" fo:min-height="13.861cm"/>
    </style:style>
    <style:style style:name="pr13" style:family="presentation" style:parent-style-name="lyt-bluelinesgrad-outline1">
      <style:graphic-properties fo:min-height="10.986cm"/>
    </style:style>
    <style:style style:name="pr14" style:family="presentation" style:parent-style-name="lyt-bluelinesgrad-outline1">
      <style:graphic-properties fo:min-height="13.61cm"/>
    </style:style>
    <style:style style:name="pr15" style:family="presentation" style:parent-style-name="lyt-bluelinesgrad-outline1">
      <style:graphic-properties draw:fill-color="#ffffff" fo:min-height="12.486cm"/>
    </style:style>
    <style:style style:name="pr16" style:family="presentation" style:parent-style-name="lyt-bluelinesgrad-outline1">
      <style:graphic-properties draw:fill-color="#ffffff" fo:min-height="11.986cm"/>
    </style:style>
    <style:style style:name="pr17" style:family="presentation" style:parent-style-name="lyt-bluelinesgrad-outline1">
      <style:graphic-properties fo:min-height="11.986cm"/>
    </style:style>
    <style:style style:name="pr18" style:family="presentation" style:parent-style-name="lyt-bluelinesgrad-outline1">
      <style:graphic-properties draw:fill-color="#ffffff" fo:min-height="8.986cm"/>
    </style:style>
    <style:style style:name="pr19" style:family="presentation" style:parent-style-name="lyt-bluelinesgrad-outline1">
      <style:graphic-properties draw:fill-color="#ffffff" fo:min-height="10.986cm"/>
    </style:style>
    <style:style style:name="pr20" style:family="presentation" style:parent-style-name="lyt-bluelinesgrad-outline1" style:list-style-name="L7">
      <style:graphic-properties fo:min-height="13.61cm"/>
    </style:style>
    <style:style style:name="pr21" style:family="presentation" style:parent-style-name="lyt-bluelinesgrad-outline1" style:list-style-name="L7">
      <style:graphic-properties fo:min-height="13.61cm"/>
    </style:style>
    <style:style style:name="pr22" style:family="presentation" style:parent-style-name="lyt-bluelinesgrad-outline1">
      <style:graphic-properties fo:min-height="7.286cm"/>
    </style:style>
    <style:style style:name="pr23" style:family="presentation" style:parent-style-name="lyt-bluelinesgrad-outline1">
      <style:graphic-properties fo:min-height="7.686cm"/>
    </style:style>
    <style:style style:name="pr24" style:family="presentation" style:parent-style-name="lyt-bluelinesgrad-outline1">
      <style:graphic-properties fo:min-height="9.486cm"/>
    </style:style>
    <style:style style:name="pr25" style:family="presentation" style:parent-style-name="lyt-bluelinesgrad-outline1">
      <style:graphic-properties fo:min-height="5.486cm"/>
    </style:style>
    <style:style style:name="pr26" style:family="presentation" style:parent-style-name="lyt-bluelinesgrad-outline1">
      <style:graphic-properties fo:min-height="8.486cm"/>
    </style:style>
    <style:style style:name="pr27" style:family="presentation" style:parent-style-name="lyt-bluelinesgrad-outline1">
      <style:graphic-properties fo:min-height="12.48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family="'Nimbus Roman No9 L'" style:font-family-generic="roman" style:font-pitch="variable" fo:font-size="44pt" fo:font-style="italic" style:font-size-asian="44pt" style:font-style-asian="italic" style:font-size-complex="44pt" style:font-style-complex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  <style:text-properties fo:color="#ffffff" fo:font-size="24pt" style:font-size-asian="24pt" style:font-size-complex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14pt" style:font-size-asian="14pt" style:font-size-complex="14pt"/>
    </style:style>
    <style:style style:name="P8" style:family="paragraph">
      <style:paragraph-properties text:enable-numbering="true"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12pt" style:font-size-asian="12pt" style:font-size-complex="12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2.606cm" fo:margin-right="0cm" fo:text-indent="-2.606cm"/>
    </style:style>
    <style:style style:name="P14" style:family="paragraph">
      <style:paragraph-properties fo:margin-left="2.606cm" fo:margin-right="0cm" fo:text-indent="-0.869cm"/>
    </style:style>
    <style:style style:name="P15" style:family="paragraph">
      <style:paragraph-properties fo:margin-left="2.143cm" fo:margin-right="0cm" fo:text-indent="-0.637cm"/>
    </style:style>
    <style:style style:name="P16" style:family="paragraph">
      <style:paragraph-properties fo:margin-left="2.143cm" fo:margin-right="0cm" fo:margin-top="0cm" fo:margin-bottom="0.4cm" fo:line-height="100%" fo:text-align="start" fo:text-indent="-0.637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2.143cm" fo:margin-right="0cm" fo:text-indent="0cm">
        <style:tab-stops/>
      </style:paragraph-properties>
    </style:style>
    <style:style style:name="P18" style:family="paragraph">
      <style:paragraph-properties fo:margin-left="2.143cm" fo:margin-right="0cm" fo:text-indent="0cm"/>
    </style:style>
    <style:style style:name="P19" style:family="paragraph">
      <style:paragraph-properties fo:margin-left="2.085cm" fo:margin-right="0cm" fo:text-indent="-0.869cm">
        <style:tab-stops>
          <style:tab-stop style:position="0.29cm"/>
        </style:tab-stops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left="0.405cm" fo:margin-right="0cm" fo:text-indent="0cm"/>
    </style:style>
    <style:style style:name="T1" style:family="text">
      <style:text-properties fo:font-family="'Nimbus Roman No9 L'" style:font-family-generic="roman" style:font-pitch="variable" fo:font-size="44pt" fo:font-style="italic" style:font-size-asian="44pt" style:font-style-asian="italic" style:font-size-complex="44pt" style:font-style-complex="italic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style:text-outline="false" style:text-line-through-style="none" style:text-position="0% 100%" fo:font-family="Albany" style:font-family-generic="roman" style:font-pitch="variable" fo:font-size="2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–">
        <style:list-level-properties text:space-before="0.521cm" text:min-label-width="0.869cm"/>
        <style:text-properties fo:font-family="'Courier 10 Pitch'" style:font-style-name="Regular" style:font-pitch="fixed" fo:color="#ffff00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–">
        <style:list-level-properties text:space-before="-0.174cm" text:min-label-width="0.811cm"/>
        <style:text-properties fo:font-family="'Courier 10 Pitch'" style:font-style-name="Regular" style:font-pitch="fixed" fo:color="#ffff00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–">
        <style:list-level-properties text:space-before="-0.116cm" text:min-label-width="0.753cm"/>
        <style:text-properties fo:font-family="'Courier 10 Pitch'" style:font-style-name="Regular" style:font-pitch="fixed" fo:color="#ffff00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'Courier 10 Pitch'" style:font-style-name="Regular" style:font-pitch="fixed" fo:color="#ffff00" fo:font-size="7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9">
        <office:forms form:automatic-focus="false" form:apply-design-mode="false"/>
        <draw:frame presentation:style-name="pr1" draw:text-style-name="P2" draw:layer="layout" svg:width="25.199cm" svg:height="18.538cm" svg:x="1.4cm" svg:y="0.962cm" presentation:class="subtitle" presentation:user-transformed="true">
          <draw:text-box>
            <text:p text:style-name="P1"><text:span text:style-name="T1">Use Cases, Issues, Proposed Solutions:</text:span></text:p>
            <text:p text:style-name="P1"><text:span text:style-name="T1"/></text:p>
            <text:p text:style-name="P1"><text:span text:style-name="T1">Software and Environment</text:span></text:p>
          </draw:text-box>
        </draw:frame>
        <draw:frame presentation:style-name="pr2" draw:text-style-name="P3" draw:layer="layout" svg:width="25.199cm" svg:height="3.473cm" svg:x="1.4cm" svg:y="0.854cm" presentation:class="title" presentation:user-transformed="true">
          <draw:text-box>
            <text:p text:style-name="P3">Non Privileged User Package Management</text:p>
          </draw:text-box>
        </draw:frame>
        <draw:g>
          <draw:frame draw:style-name="gr1" draw:text-style-name="P4" draw:layer="layout" svg:width="11cm" svg:height="3.083cm" svg:x="0.265cm" svg:y="14.849cm">
            <draw:text-box>
              <text:p text:style-name="P4"><text:span text:style-name="T2">Francois-Denis Gonthier</text:span></text:p>
              <text:p text:style-name="P4"><text:span text:style-name="T2">Kryptiva inc.</text:span></text:p>
              <text:p text:style-name="P4"><text:span text:style-name="T2">fdgonthier@kryptiva.com</text:span></text:p>
            </draw:text-box>
          </draw:frame>
          <draw:frame draw:style-name="gr2" draw:text-style-name="P4" draw:layer="layout" svg:width="15.615cm" svg:height="4.027cm" svg:x="11.885cm" svg:y="14.729cm">
            <draw:text-box>
              <text:p text:style-name="P4"><text:span text:style-name="T2">Steven Pigeon</text:span></text:p>
              <text:p text:style-name="P4"><text:span text:style-name="T2">Département de Génie Logiciel et</text:span></text:p>
              <text:p text:style-name="P4"><text:span text:style-name="T2">des Technologies de l’Information (ETS)</text:span></text:p>
              <text:p text:style-name="P4"><text:span text:style-name="T2">spigeon@etsmtl.ca</text:span></text:p>
            </draw:text-box>
          </draw:frame>
        </draw:g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322cm" svg:x="2.158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Issues of system installs</text:p>
          </draw:text-box>
        </draw:frame>
        <draw:frame presentation:style-name="pr4" draw:text-style-name="P6" draw:layer="layout" svg:width="25.199cm" svg:height="12.304cm" svg:x="1.682cm" svg:y="7.092cm" presentation:class="outline" presentation:user-transformed="true">
          <draw:text-box>
            <text:p text:style-name="P3">Users depends on Administrators</text:p>
            <text:list text:style-name="L2">
              <text:list-item>
                <text:list>
                  <text:list-item>
                    <text:p>Annoys administrators</text:p>
                    <text:p/>
                  </text:list-item>
                </text:list>
              </text:list-item>
            </text:list>
            <text:p text:style-name="P3">Users install packages themselves</text:p>
            <text:list text:continue-numbering="true" text:style-name="L2">
              <text:list-item>
                <text:list>
                  <text:list-item>
                    <text:p>Problems with Dependencies</text:p>
                  </text:list-item>
                  <text:list-item>
                    <text:p>Problems with Security</text:p>
                  </text:list-item>
                  <text:list-item>
                    <text:p>Problems with Redundancy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text-style-name="P7" draw:layer="layout" svg:width="17.271cm" svg:height="12.322cm" svg:x="2.158cm" svg:y="13.271cm" presentation:class="notes">
            <draw:text-box>
              <text:p text:style-name="P5"><text:span text:style-name="T3">Manual package install</text:span></text:p>
              <text:p text:style-name="P5"><text:span text:style-name="T3"><text:tab/></text:span><text:span text:style-name="T3">- Difficult for newcomers</text:span></text:p>
              <text:p text:style-name="P5"><text:span text:style-name="T3"><text:tab/></text:span><text:span text:style-name="T3">- May duplicate already installed software</text:span></text:p>
              <text:p text:style-name="P5"><text:span text:style-name="T3"/></text:p>
              <text:p text:style-name="P5"><text:span text:style-name="T3">Risk liabilities</text:span></text:p>
              <text:p text:style-name="P5"><text:span text:style-name="T3"><text:tab/></text:span><text:span text:style-name="T3">- Bad software</text:span></text:p>
              <text:p text:style-name="P5"><text:span text:style-name="T3"><text:tab/></text:span><text:span text:style-name="T3">- Evil software</text:span></text:p>
              <text:p text:style-name="P5"><text:span text:style-name="T3"/></text:p>
              <text:p text:style-name="P5"><text:span text:style-name="T3">Bother administrator</text:span></text:p>
              <text:p text:style-name="P5"><text:span text:style-name="T3"><text:tab/></text:span><text:span text:style-name="T3">- Trivial tasks a lot of time</text:span></text:p>
              <text:p text:style-name="P5"><text:span text:style-name="T3"><text:tab/></text:span><text:span text:style-name="T3">- Compilers, editors, etc.</text:span></text:p>
            </draw:text-box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 text:style-name="P3">Objections</text:p>
          </draw:text-box>
        </draw:frame>
        <draw:frame presentation:style-name="pr5" draw:text-style-name="P8" draw:layer="layout" svg:width="25.199cm" svg:height="10.097cm" svg:x="1.4cm" svg:y="7.014cm" presentation:class="outline" presentation:user-transformed="true">
          <draw:text-box>
            <text:p text:style-name="P3">Policies</text:p>
            <text:p text:style-name="P3">Redundancy</text:p>
            <text:p text:style-name="P3">Automatic Updates</text:p>
            <text:p text:style-name="P3">Security</text:p>
            <text:p text:style-name="P3">“Root” packages</text:p>
            <text:p text:style-name="P3">Sudo Delegation “sudoers”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text-style-name="P9" draw:layer="layout" svg:width="17.271cm" svg:height="12.322cm" svg:x="2.158cm" svg:y="13.271cm" presentation:class="notes">
            <draw:text-box>
              <text:p text:style-name="P5"><text:span text:style-name="T4">Users don't what they are doing</text:span></text:p>
              <text:p text:style-name="P5"><text:span text:style-name="T4"><text:tab/></text:span><text:span text:style-name="T4">They might install conflicting packages</text:span></text:p>
              <text:p text:style-name="P5"><text:span text:style-name="T4"><text:tab/></text:span><text:span text:style-name="T4">Remove system-critical package</text:span></text:p>
              <text:p text:style-name="P5"><text:span text:style-name="T4"><text:tab/></text:span><text:span text:style-name="T4">... or install malicious package (even if they are well intentioned)</text:span></text:p>
              <text:p text:style-name="P5"><text:span text:style-name="T4"><text:tab/></text:span><text:span text:style-name="T4">FALSE: if the user is able to instal its own packages, he will be the only person responsible of its choices</text:span></text:p>
              <text:p text:style-name="P5"><text:span text:style-name="T4"/></text:p>
              <text:p text:style-name="P5"><text:span text:style-name="T4">Not all packages can be used</text:span></text:p>
              <text:p text:style-name="P5"><text:span text:style-name="T4"><text:tab/></text:span><text:span text:style-name="T4">Some package access “system resources”</text:span></text:p>
              <text:p text:style-name="P5"><text:span text:style-name="T4"><text:tab/></text:span><text:span text:style-name="T4">TRUE: Some package will never be canditate to users-level installation</text:span></text:p>
              <text:p text:style-name="P5"><text:span text:style-name="T4"/></text:p>
              <text:p text:style-name="P5"><text:span text:style-name="T4">Still redundant</text:span></text:p>
              <text:p text:style-name="P5"><text:span text:style-name="T4"><text:tab/></text:span><text:span text:style-name="T4">Several users might install the same package</text:span></text:p>
              <text:p text:style-name="P5"><text:span text:style-name="T4"><text:tab/></text:span><text:span text:style-name="T4">TRUE: Mitigated by group-level install</text:span></text:p>
              <text:p text:style-name="P5"><text:span text:style-name="T4"/></text:p>
              <text:p text:style-name="P5"><text:span text:style-name="T4">Security</text:span></text:p>
              <text:p text:style-name="P5"><text:span text:style-name="T4"><text:tab/></text:span><text:span text:style-name="T4">Won't make timely security update</text:span></text:p>
              <text:p text:style-name="P5"><text:span text:style-name="T4"><text:tab/></text:span><text:span text:style-name="T4">Can't be trusted to decide which repository can't be trusted</text:span></text:p>
              <text:p text:style-name="P5"><text:span text:style-name="T4"><text:tab/></text:span><text:span text:style-name="T4">TRUE: it is hard to determine which repository is to be trusted.</text:span></text:p>
              <text:p text:style-name="P5"><text:span text:style-name="T4"/></text:p>
              <text:p text:style-name="P5"><text:span text:style-name="T4">Policy</text:span></text:p>
              <text:p text:style-name="P5"><text:span text:style-name="T4"><text:tab/></text:span><text:span text:style-name="T4">Can't be trusted to follow policy</text:span></text:p>
              <text:p text:style-name="P5"><text:span text:style-name="T4"><text:tab/></text:span><text:span text:style-name="T4">TRUE: policy needs to be enforced</text:span></text:p>
              <text:p text:style-name="P5"><text:span text:style-name="T4"><text:tab/></text:span></text:p>
            </draw:text-box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Policies</text:p>
          </draw:text-box>
        </draw:frame>
        <draw:frame presentation:style-name="pr7" draw:text-style-name="P10" draw:layer="layout" svg:width="25.199cm" svg:height="9.486cm" svg:x="1.4cm" svg:y="7.314cm" presentation:class="outline" presentation:user-transformed="true">
          <draw:text-box>
            <text:p text:style-name="P10">Users may lack essential skills</text:p>
            <text:list text:style-name="L2">
              <text:list-item>
                <text:list>
                  <text:list-item>
                    <text:p text:style-name="P3">May or mayn't be familiar with Linux</text:p>
                  </text:list-item>
                  <text:list-item>
                    <text:p text:style-name="P3">Are often oblivious of other users</text:p>
                  </text:list-item>
                </text:list>
              </text:list-item>
            </text:list>
            <text:p text:style-name="P10"/>
            <text:p text:style-name="P10">Users ignore any policies they can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text-style-name="P11" draw:layer="layout" svg:width="17.271cm" svg:height="12.322cm" svg:x="2.158cm" svg:y="13.271cm" presentation:class="notes" presentation:user-transformed="true">
            <draw:text-box>
              <text:p><text:span text:style-name="T3">Users will install games if they want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Redundancy</text:p>
          </draw:text-box>
        </draw:frame>
        <draw:frame presentation:style-name="pr7" draw:text-style-name="P10" draw:layer="layout" svg:width="25.199cm" svg:height="9.486cm" svg:x="1.4cm" svg:y="7.214cm" presentation:class="outline" presentation:user-transformed="true">
          <draw:text-box>
            <text:p text:style-name="P10">If users each install their packages from tarballs</text:p>
            <text:p text:style-name="P10"/>
            <text:list text:style-name="L2">
              <text:list-item>
                <text:list>
                  <text:list-item>
                    <text:p text:style-name="P3">Many copies of the same may be found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2">
              <text:list-item>
                <text:list>
                  <text:list-item>
                    <text:p text:style-name="P3">No simple means of pooling insta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text-style-name="P11" draw:layer="layout" svg:width="17.271cm" svg:height="12.322cm" svg:x="2.158cm" svg:y="13.271cm" presentation:class="notes">
            <draw:text-box>
              <text:p><text:span text:style-name="T3">- Several user might install the same software serveral times over</text:span></text:p>
              <text:p><text:span text:style-name="T3">- No simple way to get out of that without ressorting to the administrator</text:span></text:p>
              <text:p><text:span text:style-name="T3"/></text:p>
              <text:p><text:span text:style-name="T3">Some software are simply huge</text:span></text:p>
              <text:p><text:span text:style-name="T3">Nothing keeps anybody from installing GNOME or KDE if they want to.</text:span></text:p>
            </draw:text-box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Automatic Updates</text:p>
          </draw:text-box>
        </draw:frame>
        <draw:frame presentation:style-name="pr8" draw:text-style-name="P10" draw:layer="layout" svg:width="25.199cm" svg:height="11.486cm" svg:x="1.4cm" svg:y="6.314cm" presentation:class="outline" presentation:user-transformed="true">
          <draw:text-box>
            <text:p text:style-name="P10">Packages installed by users</text:p>
            <text:p text:style-name="P10"/>
            <text:list text:style-name="L2">
              <text:list-item>
                <text:list>
                  <text:list-item>
                    <text:p text:style-name="P3">May or mayn't be of the correct version for the current install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2">
              <text:list-item>
                <text:list>
                  <text:list-item>
                    <text:p text:style-name="P3">Are not automatically updated with the rest of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text-style-name="P11" draw:layer="layout" svg:width="17.271cm" svg:height="12.322cm" svg:x="2.158cm" svg:y="13.271cm" presentation:class="notes">
            <draw:text-box>
              <text:p><text:span text:style-name="T3">Security updates are left to the user if the user has installed manually the program.</text:span></text:p>
              <text:p><text:span text:style-name="T3"/></text:p>
              <text:p><text:span text:style-name="T3">Updates to the local system can break the user installed software.</text:span></text:p>
              <text:p><text:span text:style-name="T3"/></text:p>
              <text:p><text:span text:style-name="T3">Scenario:</text:span></text:p>
              <text:p><text:span text:style-name="T3"><text:tab/></text:span><text:span text:style-name="T3">- The user installed package might be outdated without him knowing.</text:span></text:p>
            </draw:text-box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Security</text:p>
          </draw:text-box>
        </draw:frame>
        <draw:frame presentation:style-name="pr9" draw:text-style-name="P10" draw:layer="layout" svg:width="25.199cm" svg:height="10.486cm" svg:x="1.4cm" svg:y="6.714cm" presentation:class="outline" presentation:user-transformed="true">
          <draw:text-box>
            <text:p text:style-name="P10">If users each install their packages from tarballs</text:p>
            <text:p text:style-name="P10"/>
            <text:list text:style-name="L2">
              <text:list-item>
                <text:list>
                  <text:list-item>
                    <text:p text:style-name="P3">They can install software from <text:span text:style-name="T6">unauthenticated</text:span> repositories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2">
              <text:list-item>
                <text:list>
                  <text:list-item>
                    <text:p text:style-name="P3">They can install software from <text:span text:style-name="T7">incompatible</text:span> reposi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text-style-name="P11" draw:layer="layout" svg:width="17.271cm" svg:height="12.322cm" svg:x="2.158cm" svg:y="13.271cm" presentation:class="notes">
            <draw:text-box>
              <text:p><text:span text:style-name="T3">User can install anything for untrusted repository</text:span></text:p>
              <text:p><text:span text:style-name="T3"/></text:p>
              <text:p><text:span text:style-name="T3">The can install bad software</text:span></text:p>
              <text:p><text:span text:style-name="T3"/></text:p>
              <text:p><text:span text:style-name="T3">Trojans</text:span></text:p>
              <text:p><text:span text:style-name="T3"/></text:p>
              <text:p><text:span text:style-name="T3">Damage their files</text:span></text:p>
            </draw:text-box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“Root” Packages</text:p>
          </draw:text-box>
        </draw:frame>
        <draw:frame presentation:style-name="pr10" draw:text-style-name="P10" draw:layer="layout" svg:width="25.199cm" svg:height="9.986cm" svg:x="1.4cm" svg:y="6.814cm" presentation:class="outline" presentation:user-transformed="true">
          <draw:text-box>
            <text:p text:style-name="P10">Some packages are inherently “root”</text:p>
            <text:p text:style-name="P12"><text:span text:style-name="T5"/></text:p>
            <text:list text:style-name="L2">
              <text:list-item>
                <text:list>
                  <text:list-item>
                    <text:p text:style-name="P3">Kernel modules (and drivers)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2">
              <text:list-item>
                <text:list>
                  <text:list-item>
                    <text:p text:style-name="P3">Applications and services with restricted ressources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text-style-name="P11" draw:layer="layout" svg:width="17.271cm" svg:height="12.322cm" svg:x="2.158cm" svg:y="13.271cm" presentation:class="notes" presentation:user-transformed="true">
            <draw:text-box>
              <text:p><text:span text:style-name="T3">Some program are obviously not meant to be used as users.</text:span></text:p>
              <text:p><text:span text:style-name="T3"/></text:p>
              <text:p><text:span text:style-name="T3">In general: </text:span></text:p>
              <text:p><text:span text:style-name="T3"><text:tab/></text:span><text:span text:style-name="T3">- all program accessing hardware resources directly</text:span></text:p>
              <text:p><text:span text:style-name="T3"><text:tab/></text:span><text:span text:style-name="T3">- ...</text:span></text:p>
              <text:p><text:span text:style-name="T3"/></text:p>
              <text:p><text:span text:style-name="T3">Examples: </text:span></text:p>
              <text:p><text:span text:style-name="T3"><text:tab/></text:span><text:span text:style-name="T3">- CUPS</text:span></text:p>
              <text:p><text:span text:style-name="T3"><text:tab/></text:span><text:span text:style-name="T3">- X Window Server</text:span></text:p>
            </draw:text-box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7cm" presentation:class="title">
          <draw:text-box>
            <text:p text:style-name="P3">Sudoers</text:p>
          </draw:text-box>
        </draw:frame>
        <draw:frame presentation:style-name="pr12" draw:text-style-name="P19" draw:layer="layout" svg:width="25.199cm" svg:height="13.861cm" svg:x="1.4cm" svg:y="6.014cm" presentation:class="outline">
          <draw:text-box>
            <text:p text:style-name="P13">Delegating Installs using “sudoers”</text:p>
            <text:p text:style-name="P14"/>
            <text:list text:style-name="L4">
              <text:list-item>
                <text:list>
                  <text:list-item>
                    <text:p text:style-name="P15">Basically gives root access to users</text:p>
                  </text:list-item>
                </text:list>
              </text:list-item>
            </text:list>
            <text:p text:style-name="P16"/>
            <text:list text:style-name="L5">
              <text:list-item>
                <text:list>
                  <text:list-item>
                    <text:p text:style-name="P17">Malignant users can modify global configuration</text:p>
                  </text:list-item>
                </text:list>
              </text:list-item>
            </text:list>
            <text:p text:style-name="P16"/>
            <text:list text:style-name="L6">
              <text:list-item>
                <text:list>
                  <text:list-item>
                    <text:p text:style-name="P18">Users can install broken or malicious packages from unauthenticated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3" draw:text-style-name="P11" draw:layer="layout" svg:width="17.271cm" svg:height="12.322cm" svg:x="2.158cm" svg:y="13.271cm" presentation:class="notes">
            <draw:text-box>
              <text:p text:style-name="P5"><text:span text:style-name="T3">Global config: Drivers, environments, interfaces, software, etc.</text:span></text:p>
              <text:p text:style-name="P5"><text:span text:style-name="T3"/></text:p>
              <text:p text:style-name="P5"><text:span text:style-name="T3">Free for all: the user can craft malicious packages, or use a pre-crafted package</text:span></text:p>
            </draw:text-box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 text:style-name="P3">Alternatives?</text:p>
          </draw:text-box>
        </draw:frame>
        <draw:frame presentation:style-name="pr13" draw:text-style-name="P8" draw:layer="layout" svg:width="25.199cm" svg:height="10.986cm" svg:x="1.4cm" svg:y="7.114cm" presentation:class="outline" presentation:user-transformed="true">
          <draw:text-box>
            <text:p text:style-name="P3">Sudo Delegation “sudoers”</text:p>
            <text:list text:style-name="L2">
              <text:list-item>
                <text:list>
                  <text:list-item>
                    <text:p text:style-name="P3">Already shown to be bad</text:p>
                  </text:list-item>
                </text:list>
              </text:list-item>
            </text:list>
            <text:p text:style-name="P12"><text:span text:style-name="T5"/></text:p>
            <text:p text:style-name="P3">PackageKit</text:p>
            <text:p text:style-name="P10"/>
            <text:p text:style-name="P3">Vserver (... or virtual machines)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3" draw:text-style-name="P7" draw:layer="layout" svg:width="17.271cm" svg:height="12.322cm" svg:x="2.158cm" svg:y="13.271cm" presentation:class="notes" presentation:user-transformed="true">
            <draw:text-box>
              <text:p><text:span text:style-name="T3">What we can do to allow the user to install their own software.</text:span></text:p>
              <text:p><text:span text:style-name="T3"/></text:p>
              <text:p><text:span text:style-name="T3">Sudo</text:span></text:p>
              <text:p><text:span text:style-name="T3"><text:tab/></text:span><text:span text:style-name="T3">We won't spend time on this</text:span></text:p>
              <text:p><text:span text:style-name="T3"><text:tab/></text:span><text:span text:style-name="T3">Can be allowed to use apt-get to install software</text:span></text:p>
              <text:p><text:span text:style-name="T3"/></text:p>
              <text:p><text:span text:style-name="T3">PackageKit</text:span></text:p>
              <text:p><text:span text:style-name="T3"><text:tab/></text:span><text:span text:style-name="T3">This is currently the trusted solution</text:span></text:p>
              <text:p><text:span text:style-name="T3"/></text:p>
              <text:p><text:span text:style-name="T3">Vserver</text:span></text:p>
              <text:p><text:span text:style-name="T3"><text:tab/></text:span><text:span text:style-name="T3">Another solution, mostly used for online services providers.</text:span></text:p>
            </draw:text-box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hat is PackageKit?</text:p>
          </draw:text-box>
        </draw:frame>
        <draw:frame presentation:style-name="pr14" draw:layer="layout" svg:width="25.199cm" svg:height="13.61cm" svg:x="1.4cm" svg:y="6.014cm" presentation:class="outline">
          <draw:text-box>
            <text:list text:style-name="L2">
              <text:list-item>
                <text:p>Priviledged dbus service</text:p>
              </text:list-item>
              <text:list-item>
                <text:p>Uses distributor backend</text:p>
              </text:list-item>
            </text:list>
          </draw:text-box>
        </draw:frame>
        <draw:g>
          <draw:custom-shape draw:style-name="gr4" draw:text-style-name="P21" draw:layer="layout" svg:width="3cm" svg:height="2.5cm" svg:x="22cm" svg:y="15.5cm">
            <text:p text:style-name="P20"><text:span text:style-name="T8">Conar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1" draw:layer="layout" svg:width="3cm" svg:height="2.5cm" svg:x="22cm" svg:y="12.5cm">
            <text:p text:style-name="P20"><text:span text:style-name="T8">RP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1" draw:layer="layout" svg:width="3cm" svg:height="2.5cm" svg:x="22cm" svg:y="9.5cm">
            <text:p text:style-name="P20"><text:span text:style-name="T8">Apt</text:span></text:p>
            <draw:enhanced-geometry svg:viewBox="0 0 21600 21600" draw:type="rectangle" draw:enhanced-path="M 0 0 L 21600 0 21600 21600 0 21600 0 0 Z N"/>
          </draw:custom-shape>
          <draw:line draw:style-name="gr5" draw:text-style-name="P20" draw:layer="layout" svg:x1="19.5cm" svg:y1="14cm" svg:x2="22cm" svg:y2="10.5cm">
            <text:p/>
          </draw:line>
          <draw:line draw:style-name="gr5" draw:text-style-name="P20" draw:layer="layout" svg:x1="19.5cm" svg:y1="14cm" svg:x2="22cm" svg:y2="14cm">
            <text:p/>
          </draw:line>
          <draw:line draw:style-name="gr5" draw:text-style-name="P20" draw:layer="layout" svg:x1="19.5cm" svg:y1="14cm" svg:x2="22cm" svg:y2="17cm">
            <text:p/>
          </draw:line>
          <draw:line draw:style-name="gr5" draw:text-style-name="P20" draw:layer="layout" svg:x1="13cm" svg:y1="14cm" svg:x2="15cm" svg:y2="14cm">
            <text:p/>
          </draw:line>
          <draw:line draw:style-name="gr5" draw:text-style-name="P20" draw:layer="layout" svg:x1="6cm" svg:y1="14cm" svg:x2="8.5cm" svg:y2="14cm">
            <text:p/>
          </draw:line>
          <draw:custom-shape draw:style-name="gr4" draw:text-style-name="P21" draw:layer="layout" svg:width="4.5cm" svg:height="3cm" svg:x="15cm" svg:y="12.5cm">
            <text:p text:style-name="P20"><text:span text:style-name="T8">PackageK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1" draw:layer="layout" svg:width="3.5cm" svg:height="2.5cm" svg:x="2.5cm" svg:y="12.5cm">
            <text:p text:style-name="P20"><text:span text:style-name="T8">App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1" draw:layer="layout" svg:width="4.5cm" svg:height="9cm" svg:x="8.5cm" svg:y="9.5cm">
            <text:p text:style-name="P20"><text:span text:style-name="T8">Dbus &amp;</text:span></text:p>
            <text:p text:style-name="P20"><text:span text:style-name="T8">PolicyKit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 text:style-name="P3">PackageKit</text:p>
          </draw:text-box>
        </draw:frame>
        <draw:frame presentation:style-name="pr14" draw:text-style-name="P10" draw:layer="layout" svg:width="25.199cm" svg:height="13.61cm" svg:x="1.4cm" svg:y="6.014cm" presentation:class="outline" presentation:user-transformed="true">
          <draw:text-box>
            <text:p text:style-name="P10">Good</text:p>
            <text:p text:style-name="P12"><text:span text:style-name="T5">Allow users to install software</text:span></text:p>
            <text:p text:style-name="P12"><text:span text:style-name="T5">Potentially supports policies and filtering</text:span></text:p>
            <text:p text:style-name="P10"/>
            <text:p text:style-name="P10">Bad</text:p>
            <text:p text:style-name="P12"><text:span text:style-name="T5">No protection against bad packages</text:span></text:p>
            <text:p text:style-name="P12"><text:span text:style-name="T5">... or bad users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3" draw:text-style-name="P7" draw:layer="layout" svg:width="17.271cm" svg:height="12.322cm" svg:x="2.158cm" svg:y="13.271cm" presentation:class="notes" presentation:user-transformed="true">
            <draw:text-box>
              <text:p text:style-name="P5"><text:span text:style-name="T3">Solves the problem</text:span></text:p>
              <text:p text:style-name="P5"><text:span text:style-name="T3"/></text:p>
              <text:p text:style-name="P5"><text:span text:style-name="T3">Discrete management through PoliciKit (???)</text:span></text:p>
              <text:p text:style-name="P5"><text:span text:style-name="T3"/></text:p>
              <text:p text:style-name="P5"><text:span text:style-name="T3">The design is open to implementation of policies</text:span></text:p>
              <text:p text:style-name="P5"><text:span text:style-name="T3"><text:s text:c="15"/></text:span><text:span text:style-name="T3">- Policies for repository management</text:span></text:p>
              <text:p text:style-name="P5"><text:span text:style-name="T3"><text:s text:c="15"/></text:span><text:span text:style-name="T3">- Policies for package install (filters)</text:span></text:p>
              <text:p text:style-name="P5"><text:span text:style-name="T3"/></text:p>
              <text:p text:style-name="P5"><text:span text:style-name="T3">Package are still installed system-wide</text:span></text:p>
              <text:p text:style-name="P5"><text:span text:style-name="T3"><text:tab/></text:span><text:span text:style-name="T3">... they can still be bad</text:span></text:p>
              <text:p text:style-name="P5"><text:span text:style-name="T3"><text:tab/></text:span><text:span text:style-name="T3">... they can still be evil</text:span></text:p>
              <text:p text:style-name="P5"><text:span text:style-name="T3"/></text:p>
              <text:p text:style-name="P5"><text:span text:style-name="T3">Users can still ...</text:span></text:p>
              <text:p text:style-name="P5"><text:span text:style-name="T3"><text:tab/></text:span><text:span text:style-name="T3">... remove important stuff</text:span></text:p>
              <text:p text:style-name="P5"><text:span text:style-name="T3"><text:tab/></text:span><text:span text:style-name="T3">... work around policies</text:span></text:p>
              <text:p text:style-name="P5"><text:span text:style-name="T3"><text:tab/></text:span></text:p>
              <text:p text:style-name="P5"><text:span text:style-name="T3">Because package installation influences the whole system, it is unlikely that PackageKit will become a solution for shared systems.</text:span></text:p>
              <text:p text:style-name="P5"><text:span text:style-name="T3"/></text:p>
              <text:p text:style-name="P5"><text:span text:style-name="T3">PackageKit could be adapted to use user-installable packages.</text:span></text:p>
            </draw:text-box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hat is Vserver?</text:p>
          </draw:text-box>
        </draw:frame>
        <draw:frame presentation:style-name="pr14" draw:layer="layout" svg:width="25.199cm" svg:height="13.61cm" svg:x="1.4cm" svg:y="6.014cm" presentation:class="outline">
          <draw:text-box>
            <text:list text:style-name="L2">
              <text:list-item>
                <text:p>Isolated Linux instances</text:p>
              </text:list-item>
              <text:list-item>
                <text:p>Shared kernels (Vserver) ... or not (VMs)</text:p>
              </text:list-item>
            </text:list>
          </draw:text-box>
        </draw:frame>
        <draw:custom-shape draw:style-name="gr6" draw:text-style-name="P20" draw:layer="layout" svg:width="21.5cm" svg:height="5.5cm" svg:x="3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22" draw:layer="layout" svg:width="6.5cm" svg:height="1.195cm" svg:x="3.5cm" svg:y="11.305cm">
          <draw:text-box>
            <text:p><text:span text:style-name="T8">Host machine</text:span></text:p>
          </draw:text-box>
        </draw:frame>
        <draw:custom-shape draw:style-name="gr7" draw:text-style-name="P21" draw:layer="layout" svg:width="3cm" svg:height="2.5cm" svg:x="5.5cm" svg:y="13.5cm">
          <text:p text:style-name="P20"><text:span text:style-name="T8">G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cm" svg:height="2.5cm" svg:x="10.167cm" svg:y="13.5cm">
          <text:p text:style-name="P20"><text:span text:style-name="T8">G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cm" svg:height="2.5cm" svg:x="19.5cm" svg:y="13.5cm">
          <text:p text:style-name="P20"><text:span text:style-name="T8">Guest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3cm" svg:height="2.5cm" svg:x="14.835cm" svg:y="13.5cm">
          <text:p text:style-name="P20"><text:span text:style-name="T8">Gu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>
          <draw:text-box>
            <text:p text:style-name="P3">Vserver</text:p>
          </draw:text-box>
        </draw:frame>
        <draw:frame presentation:style-name="pr14" draw:text-style-name="P10" draw:layer="layout" svg:width="25.199cm" svg:height="13.64cm" svg:x="1.4cm" svg:y="6.014cm" presentation:class="outline" presentation:user-transformed="true">
          <draw:text-box>
            <text:p text:style-name="P10">Good</text:p>
            <text:p text:style-name="P12"><text:span text:style-name="T5">Total control by user</text:span></text:p>
            <text:p text:style-name="P12"><text:span text:style-name="T5">Isolation</text:span></text:p>
            <text:p text:style-name="P12"><text:span text:style-name="T5"/></text:p>
            <text:p text:style-name="P10">Bad</text:p>
            <text:p text:style-name="P12"><text:span text:style-name="T5">Ressource cost</text:span></text:p>
            <text:p text:style-name="P12"><text:span text:style-name="T5">Heavy redundancy</text:span></text:p>
            <text:p text:style-name="P12"><text:span text:style-name="T5">Recursive problem</text:span></text:p>
            <text:p text:style-name="P12"><text:span text:style-name="T5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3" draw:text-style-name="P7" draw:layer="layout" svg:width="17.271cm" svg:height="12.322cm" svg:x="2.158cm" svg:y="13.271cm" presentation:class="notes" presentation:user-transformed="true">
            <draw:text-box>
              <text:p><text:span text:style-name="T3">We can throw in other solutions</text:span></text:p>
              <text:p><text:span text:style-name="T3"><text:tab/></text:span><text:span text:style-name="T3">... virtual machines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Proposed Solution</text:p>
          </draw:text-box>
        </draw:frame>
        <draw:frame presentation:style-name="pr15" draw:text-style-name="P10" draw:layer="layout" svg:width="25.199cm" svg:height="12.486cm" svg:x="1.4cm" svg:y="6.014cm" presentation:class="outline" presentation:user-transformed="true">
          <draw:text-box>
            <text:p text:style-name="P10">Unprivileged User Installs</text:p>
            <text:p text:style-name="P10"/>
            <text:p text:style-name="P10">Relocatable packages</text:p>
            <text:p text:style-name="P10"/>
            <text:p text:style-name="P10">Multiple package databases</text:p>
            <text:p text:style-name="P10"/>
            <text:p text:style-name="P23">Environment setup</text:p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Relocatable Packages</text:p>
          </draw:text-box>
        </draw:frame>
        <draw:frame presentation:style-name="pr16" draw:layer="layout" svg:width="25.199cm" svg:height="12.334cm" svg:x="1.5cm" svg:y="6.214cm" presentation:class="outline" presentation:user-transformed="true">
          <draw:text-box>
            <text:p>Currently, package relocation</text:p>
            <text:list text:style-name="L2">
              <text:list-item>
                <text:list>
                  <text:list-item>
                    <text:p>Partially supported by RPM</text:p>
                  </text:list-item>
                  <text:list-item>
                    <text:p>Breaks maintainers scripts</text:p>
                    <text:p/>
                  </text:list-item>
                </text:list>
              </text:list-item>
            </text:list>
            <text:p>Package content must be made relocatable</text:p>
            <text:list text:continue-numbering="true" text:style-name="L2">
              <text:list-header>
                <text:p/>
              </text:list-header>
            </text:list>
            <text:p>Maintainer script be must be aware of new location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3">Multiple databases</text:p>
          </draw:text-box>
        </draw:frame>
        <draw:frame presentation:style-name="pr16" draw:layer="layout" svg:width="25.199cm" svg:height="11.986cm" svg:x="1.4cm" svg:y="6.014cm" presentation:class="outline" presentation:user-transformed="true">
          <draw:text-box>
            <text:p>Currently, package database</text:p>
            <text:list text:style-name="L2">
              <text:list-item>
                <text:list>
                  <text:list-item>
                    <text:p>Writable by root user only</text:p>
                  </text:list-item>
                  <text:list-item>
                    <text:p>Multiple database are not supported</text:p>
                    <text:p/>
                  </text:list-item>
                </text:list>
              </text:list-item>
            </text:list>
            <text:p>Must be accessible to user</text:p>
            <text:list text:continue-numbering="true" text:style-name="L2">
              <text:list-header>
                <text:p/>
              </text:list-header>
            </text:list>
            <text:p>“Merged” with the system database</text:p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3" draw:text-style-name="P11" draw:layer="layout" svg:width="17.271cm" svg:height="12.322cm" svg:x="2.158cm" svg:y="13.271cm" presentation:class="notes">
            <draw:text-box>
              <text:p><text:span text:style-name="T3">Multiple roots implies supporting multiple parallel databases.</text:span></text:p>
              <text:p><text:span text:style-name="T3"><text:tab/></text:span><text:span text:style-name="T3">... system need to know the location of all databases</text:span></text:p>
              <text:p><text:span text:style-name="T3"><text:tab/></text:span><text:span text:style-name="T3">... ACL on databases</text:span></text:p>
              <text:p><text:span text:style-name="T3"/></text:p>
              <text:p><text:span text:style-name="T3">Merged dependencies would allow users to use dependencies already installed on the system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Relocatable packages</text:p>
          </draw:text-box>
        </draw:frame>
        <draw:frame presentation:style-name="pr17" draw:text-style-name="P10" draw:layer="layout" svg:width="25.199cm" svg:height="11.986cm" svg:x="1.4cm" svg:y="6.014cm" presentation:class="outline" presentation:user-transformed="true">
          <draw:text-box>
            <text:p>File relocation (prefix based)</text:p>
            <text:list text:style-name="L2">
              <text:list-header>
                <text:p/>
              </text:list-header>
            </text:list>
            <text:p>Maintainer scripts support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  <text:p>Software</text:p>
            <text:list text:continue-numbering="true" text:style-name="L2">
              <text:list-item>
                <text:list>
                  <text:list-item>
                    <text:p>Use relative paths</text:p>
                  </text:list-item>
                  <text:list-item>
                    <text:p>Environment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3" draw:text-style-name="P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 text:style-name="P3">Multiple databases</text:p>
          </draw:text-box>
        </draw:frame>
        <draw:frame presentation:style-name="pr18" draw:text-style-name="P10" draw:layer="layout" svg:width="25.199cm" svg:height="9.402cm" svg:x="1.4cm" svg:y="7.5cm" presentation:class="outline" presentation:user-transformed="true">
          <draw:text-box>
            <text:p text:style-name="P10">Package database local to user (or group)</text:p>
            <text:list text:style-name="L2">
              <text:list-header>
                <text:p text:style-name="P10"/>
              </text:list-header>
            </text:list>
            <text:p text:style-name="P10">Local database “linked” with system database</text:p>
            <text:list text:continue-numbering="true" text:style-name="L2">
              <text:list-item>
                <text:list>
                  <text:list-item>
                    <text:p>Aware of system-installed dependencies</text:p>
                  </text:list-item>
                  <text:list-item>
                    <text:p>Make local version override possib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3" draw:text-style-name="P5" draw:layer="layout" svg:width="17.271cm" svg:height="12.322cm" svg:x="2.158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3">Setting Up Software Environment</text:p>
          </draw:text-box>
        </draw:frame>
        <draw:frame presentation:style-name="pr19" draw:layer="layout" svg:width="25.199cm" svg:height="10.986cm" svg:x="1.4cm" svg:y="6.514cm" presentation:class="outline" presentation:user-transformed="true">
          <draw:text-box>
            <text:p>Environment setup</text:p>
            <text:list text:style-name="L2">
              <text:list-item>
                <text:list>
                  <text:list-item>
                    <text:p>Prepare the software environment</text:p>
                  </text:list-item>
                  <text:list-item>
                    <text:p>Run all package specific initialization</text:p>
                    <text:p/>
                  </text:list-item>
                </text:list>
              </text:list-item>
            </text:list>
            <text:p>Executed through</text:p>
            <text:list text:continue-numbering="true" text:style-name="L2">
              <text:list-item>
                <text:list>
                  <text:list-item>
                    <text:p>PAM</text:p>
                  </text:list-item>
                  <text:list-item>
                    <text:p>Traditional session-initializatio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User package install</text:p>
          </draw:text-box>
        </draw:frame>
        <draw:frame presentation:style-name="pr20" draw:layer="layout" svg:width="25.199cm" svg:height="13.61cm" svg:x="1.4cm" svg:y="6.014cm" presentation:class="outline" presentation:user-transformed="true">
          <draw:text-box>
            <text:list text:style-name="L7">
              <text:list-item>
                <text:p>Reads local database</text:p>
              </text:list-item>
              <text:list-item>
                <text:p>Reads system database</text:p>
              </text:list-item>
              <text:list-item>
                <text:p>Merges both database</text:p>
              </text:list-item>
              <text:list-item>
                <text:p>Resolves dependenci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ystem package install</text:p>
          </draw:text-box>
        </draw:frame>
        <draw:frame presentation:style-name="pr21" draw:layer="layout" svg:width="25.199cm" svg:height="13.61cm" svg:x="1.4cm" svg:y="6.014cm" presentation:class="outline" presentation:user-transformed="true">
          <draw:text-box>
            <text:list text:style-name="L7">
              <text:list-item>
                <text:p>Reads system database</text:p>
              </text:list-item>
              <text:list-item>
                <text:p>Reads <text:span text:style-name="T7">all</text:span><text:span text:style-name="T9"> </text:span><text:span text:style-name="T10">user databases</text:span></text:p>
              </text:list-item>
              <text:list-item>
                <text:p><text:span text:style-name="T10">Resolves dependencies</text:span></text:p>
              </text:list-item>
            </text:list>
            <text:list text:style-name="L8">
              <text:list-item>
                <text:list>
                  <text:list-item>
                    <text:p><text:span text:style-name="T10">Query for confirmation in case of conflicts</text:span></text:p>
                  </text:list-item>
                  <text:list-item>
                    <text:p><text:span text:style-name="T10">Uninstall user-package if needed</text:span></text:p>
                  </text:list-item>
                </text:list>
              </text:list-item>
            </text:list>
            <text:list text:style-name="L7">
              <text:list-item>
                <text:p><text:span text:style-name="T10">Installs system package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Dependencies, conflict resolution</text:p>
          </draw:text-box>
        </draw:frame>
        <draw:frame presentation:style-name="pr14" draw:layer="layout" svg:width="25.199cm" svg:height="13.61cm" svg:x="1.4cm" svg:y="6.014cm" presentation:class="outline" presentation:user-transformed="true">
          <draw:text-box>
            <text:p>General rule</text:p>
            <text:list text:style-name="L2">
              <text:list-item>
                <text:list>
                  <text:list-item>
                    <text:p>System package rule over user package</text:p>
                  </text:list-item>
                  <text:list-item>
                    <text:p>Might uninstall user packages (with confirm.)</text:p>
                  </text:list-item>
                  <text:list-item>
                    <text:p>Refuse to install non-relocatable package</text:p>
                  </text:list-item>
                </text:list>
                <text:p/>
              </text:list-item>
            </text:list>
            <text:p>User </text:p>
            <text:list text:continue-numbering="true" text:style-name="L2">
              <text:list-item>
                <text:list>
                  <text:list-item>
                    <text:p>Can install earlier/other compatible version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epository policies</text:p>
          </draw:text-box>
        </draw:frame>
        <draw:frame presentation:style-name="pr22" draw:layer="layout" svg:width="25.199cm" svg:height="7.286cm" svg:x="1.4cm" svg:y="7.914cm" presentation:class="outline" presentation:user-transformed="true">
          <draw:text-box>
            <text:p>Repository management</text:p>
            <text:list text:style-name="L2">
              <text:list-item>
                <text:list>
                  <text:list-item>
                    <text:p>Allow/disallow custom repositories</text:p>
                  </text:list-item>
                  <text:list-item>
                    <text:p>White/black list of repositories</text:p>
                  </text:list-item>
                  <text:list-item>
                    <text:p>Distribution-specfic white/black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Install policies</text:p>
          </draw:text-box>
        </draw:frame>
        <draw:frame presentation:style-name="pr23" draw:layer="layout" svg:width="25.199cm" svg:height="7.686cm" svg:x="1.4cm" svg:y="7.714cm" presentation:class="outline" presentation:user-transformed="true">
          <draw:text-box>
            <text:p>Filters</text:p>
            <text:list text:style-name="L2">
              <text:list-item>
                <text:list>
                  <text:list-item>
                    <text:p>By package “tags” (ie: exclude games)</text:p>
                  </text:list-item>
                  <text:list-item>
                    <text:p>By sections</text:p>
                  </text:list-item>
                  <text:list-item>
                    <text:p>Regular expressions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473cm" svg:x="1.4cm" svg:y="0.854cm" presentation:class="title" presentation:user-transformed="true">
          <draw:text-box>
            <text:p>Modification to existing Package Management Software</text:p>
          </draw:text-box>
        </draw:frame>
        <draw:frame presentation:style-name="pr24" draw:layer="layout" svg:width="25.199cm" svg:height="9.486cm" svg:x="1.4cm" svg:y="7.114cm" presentation:class="outline" presentation:user-transformed="true">
          <draw:text-box>
            <text:p>Development tools</text:p>
            <text:p>Maintainer scripts</text:p>
            <text:p>Database format (name, location)</text:p>
            <text:p>Conflict resolution</text:p>
            <text:p>Apt changes</text:p>
          </draw:text-box>
        </draw:fram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Development tools</text:p>
          </draw:text-box>
        </draw:frame>
        <draw:frame presentation:style-name="pr5" draw:layer="layout" svg:width="25.199cm" svg:height="9.986cm" svg:x="1.501cm" svg:y="6.614cm" presentation:class="outline" presentation:user-transformed="true">
          <draw:text-box>
            <text:p>Automate repetitive tasks</text:p>
            <text:list text:style-name="L2">
              <text:list-item>
                <text:list>
                  <text:list-item>
                    <text:p>Setup common binary paths</text:p>
                  </text:list-item>
                  <text:list-item>
                    <text:p>... library paths</text:p>
                  </text:list-item>
                  <text:list-item>
                    <text:p>... manual paths</text:p>
                  </text:list-item>
                </text:list>
                <text:p/>
              </text:list-item>
            </text:list>
            <text:p>... and that is all that is needed in some case</text:p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rogram changes</text:p>
          </draw:text-box>
        </draw:frame>
        <draw:frame presentation:style-name="pr25" draw:layer="layout" svg:width="25.199cm" svg:height="6.035cm" svg:x="1.4cm" svg:y="8.214cm" presentation:class="outline" presentation:user-transformed="true">
          <draw:text-box>
            <text:p>Relative path</text:p>
            <text:list text:style-name="L2">
              <text:list-item>
                <text:list>
                  <text:list-item>
                    <text:p>FHS hierarchy</text:p>
                  </text:list-item>
                  <text:list-item>
                    <text:p>... relative to the program location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473cm" svg:x="1.4cm" svg:y="0.854cm" presentation:class="title" presentation:user-transformed="true">
          <draw:text-box>
            <text:p>Maintainer scripts and conflict resolution</text:p>
          </draw:text-box>
        </draw:frame>
        <draw:frame presentation:style-name="pr26" draw:layer="layout" svg:width="25.199cm" svg:height="8.486cm" svg:x="1.4cm" svg:y="7.414cm" presentation:class="outline" presentation:user-transformed="true">
          <draw:text-box>
            <text:p>Maintainer scripts</text:p>
            <text:list text:style-name="L2">
              <text:list-item>
                <text:list>
                  <text:list-item>
                    <text:p>Must be made aware of location</text:p>
                  </text:list-item>
                </text:list>
              </text:list-item>
            </text:list>
            <text:p/>
            <text:p>Conflict resolution</text:p>
            <text:list text:continue-numbering="true" text:style-name="L2">
              <text:list-item>
                <text:list>
                  <text:list-item>
                    <text:p>Rules already expl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pt/Dpkg</text:p>
          </draw:text-box>
        </draw:frame>
        <draw:frame presentation:style-name="pr5" draw:layer="layout" svg:width="25.199cm" svg:height="9.986cm" svg:x="1.4cm" svg:y="6.914cm" presentation:class="outline" presentation:user-transformed="true">
          <draw:text-box>
            <text:p>Read user database</text:p>
            <text:p/>
            <text:p>Handle policies</text:p>
            <text:list text:style-name="L2">
              <text:list-item>
                <text:list>
                  <text:list-item>
                    <text:p>Apply policy before downloading</text:p>
                  </text:list-item>
                  <text:list-item>
                    <text:p>Support repository policies</text:p>
                  </text:list-item>
                  <text:list-item>
                    <text:p>... install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27" draw:layer="layout" svg:width="25.199cm" svg:height="12.486cm" svg:x="1.4cm" svg:y="6.014cm" presentation:class="outline" presentation:user-transformed="true">
          <draw:text-box>
            <text:p>Useful</text:p>
            <text:p/>
            <text:p>Nothing really impossible</text:p>
            <text:p/>
            <text:p>Can be made stable</text:p>
            <text:p/>
            <text:p>Little modifications needed in some case</text:p>
          </draw:text-box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greenlines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meta:creation-date>2009-06-14T21:26:30</meta:creation-date>
    <dc:date>2009-07-18T21:53:04</dc:date>
    <meta:editing-cycles>143</meta:editing-cycles>
    <meta:editing-duration>PT400H22M06S</meta:editing-duration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